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069a1" officeooo:paragraph-rsid="000069a1"/>
    </style:style>
    <style:style style:name="P2" style:family="paragraph" style:parent-style-name="Standard">
      <style:paragraph-properties fo:text-align="center" style:justify-single-word="false"/>
      <style:text-properties officeooo:rsid="000069a1" officeooo:paragraph-rsid="000069a1"/>
    </style:style>
    <style:style style:name="P3" style:family="paragraph" style:parent-style-name="Standard">
      <style:paragraph-properties fo:text-align="start" style:justify-single-word="false"/>
      <style:text-properties officeooo:rsid="000254cf" officeooo:paragraph-rsid="000254cf"/>
    </style:style>
    <style:style style:name="P4" style:family="paragraph" style:parent-style-name="Standard">
      <style:paragraph-properties fo:text-align="start" style:justify-single-word="false"/>
      <style:text-properties officeooo:rsid="0002fcb8" officeooo:paragraph-rsid="0002fcb8"/>
    </style:style>
    <style:style style:name="P5" style:family="paragraph" style:parent-style-name="Standard">
      <style:paragraph-properties fo:text-align="start" style:justify-single-word="false"/>
      <style:text-properties officeooo:rsid="00874f8e" officeooo:paragraph-rsid="00874f8e"/>
    </style:style>
    <style:style style:name="P6" style:family="paragraph" style:parent-style-name="Standard">
      <style:paragraph-properties fo:text-align="start" style:justify-single-word="false"/>
      <style:text-properties officeooo:rsid="0087af31" officeooo:paragraph-rsid="0087af31"/>
    </style:style>
    <style:style style:name="P7" style:family="paragraph" style:parent-style-name="Standard">
      <style:paragraph-properties fo:text-align="start" style:justify-single-word="false"/>
      <style:text-properties officeooo:rsid="0092c415" officeooo:paragraph-rsid="0092c415"/>
    </style:style>
    <style:style style:name="P8" style:family="paragraph" style:parent-style-name="Standard">
      <style:paragraph-properties fo:text-align="start" style:justify-single-word="false"/>
      <style:text-properties officeooo:rsid="009301c9" officeooo:paragraph-rsid="009301c9"/>
    </style:style>
    <style:style style:name="P9" style:family="paragraph" style:parent-style-name="Standard">
      <style:paragraph-properties fo:text-align="start" style:justify-single-word="false"/>
      <style:text-properties officeooo:rsid="00935e30" officeooo:paragraph-rsid="00935e30"/>
    </style:style>
    <style:style style:name="T1" style:family="text">
      <style:text-properties officeooo:rsid="000254cf"/>
    </style:style>
    <style:style style:name="T2" style:family="text">
      <style:text-properties officeooo:rsid="00898361"/>
    </style:style>
    <style:style style:name="T3" style:family="text">
      <style:text-properties officeooo:rsid="008ae698"/>
    </style:style>
    <style:style style:name="T4" style:family="text">
      <style:text-properties officeooo:rsid="009041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tre,</text:p>
      <text:p text:style-name="P2">Judecatoria Brasov</text:p>
      <text:p text:style-name="P2"/>
      <text:p text:style-name="P2">Onorata instanta,</text:p>
      <text:p text:style-name="P2"/>
      <text:p text:style-name="P1">Subsemnatul …, domiciliat in …, identificat cu C.I. …, CNP …, in calitate de reclamant, formulez prezenta</text:p>
      <text:p text:style-name="P2">Cerere de chemare in judecata</text:p>
      <text:p text:style-name="P1">impotriva paratului …, <text:span text:style-name="T1">domiciliat (cu sediul in) …, pentru ca, in urma probatoriului ce se va efectua, sa dispuneti:</text:span></text:p>
      <text:p text:style-name="P3">1. mutarea gardului cu 1.7 metri spre stanga</text:p>
      <text:p text:style-name="P3">2. sa autorizati efectuarea lucrarii de catre mine in cazul in care acesta refuza</text:p>
      <text:p text:style-name="P3">3. cu cheltuieli de judecata</text:p>
      <text:p text:style-name="P4"/>
      <text:p text:style-name="P4">In fapt:</text:p>
      <text:p text:style-name="P4">Vecinul meu a reconstruit gardul despartitor dintre proprietatiile noastre, dar l-a mutat cu 1.7 m in interioriul proprietatii mele, ceea ce a condus la diminuarea suprafetei mele de teren in mod considerabil. </text:p>
      <text:p text:style-name="P4"/>
      <text:p text:style-name="P5">In drept: </text:p>
      <text:p text:style-name="P6">Art. 112 Cpr. civ.</text:p>
      <text:p text:style-name="P6">Art. 1076 Cpr. civ.</text:p>
      <text:p text:style-name="P6"/>
      <text:p text:style-name="P6">Probe:</text:p>
      <text:p text:style-name="P6">- <text:span text:style-name="T2">Inscrisuri – schite, contracte, acte sub semnatura privata, etc.</text:span></text:p>
      <text:p text:style-name="P6">- <text:span text:style-name="T2">Martori</text:span></text:p>
      <text:p text:style-name="P6">- <text:span text:style-name="T3">Interogatoriu</text:span></text:p>
      <text:p text:style-name="P6">- <text:span text:style-name="T3">Expertiza</text:span></text:p>
      <text:p text:style-name="P6">- <text:span text:style-name="T4">Cercetearea la fata locului</text:span></text:p>
      <text:p text:style-name="P6"/>
      <text:p text:style-name="P7">Timbraj:</text:p>
      <text:p text:style-name="P8">Anexe: inscrisuri</text:p>
      <text:p text:style-name="P9">Semnatura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13:25:02.553144598</meta:creation-date>
    <dc:date>2022-03-16T12:49:33.818799190</dc:date>
    <meta:editing-duration>PT40M23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1" meta:paragraph-count="23" meta:word-count="142" meta:character-count="879" meta:non-whitespace-character-count="757"/>
  </office:meta>
</office:document-meta>
</file>